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32726"/>
    </style:style>
    <style:style style:name="TableColumn1" style:family="table-column">
      <style:table-column-properties style:column-width="3.4625in" style:rel-column-width="32767*"/>
    </style:style>
  </office:automatic-styles>
  <office:body>
    <office:text>
      <text:p text:style-name="P1">陳真   |  2019.09.04 11:50   |   <text:a xlink:type="simple" xlink:href="http://palinfo.habago.org/Entry?Command=Information_PrintForum&amp;iPage=1#FORUM37853"><text:span text:style-name="T1">#</text:span></text:a></text:p>
      <text:p text:style-name="P2">卡韓政變 (160)： "疑似" 臭雞蛋的界線 <text:line-break/><text:line-break/>陳真 2019.09.04. <text:line-break/><text:line-break/><text:line-break/>剛剛看到新聞說，柯文哲接受專訪表示，"自己依舊是綠色，因為自己是228受難家屬，很討厭外省人"。 <text:line-break/><text:line-break/>其實，光是寫出 "柯文哲" 三個字，我就有一種極其強烈的自我作賤感，很窩囊。曾幾何時，我們竟然得窩囊到必須去評論這樣一個絲毫不值得評論的小人物。黨外時，我提著頭寫文章罵蔣家。蔣家再怎麼壞，至少你無法否認它最基本的嚴肅性。 <text:line-break/><text:line-break/>但是，這年頭不是這樣，政治失去了最基本的嚴肅性，一堆小丑、小癟三竟然成為政治的主角，搔搔頭，抓抓癢，裝模作態胡言亂語，而我們卻被迫每天得看著這樣一些根本不值得絲毫議論與關注的小癟三在眼前搔首弄姿胡扯瞎掰。 <text:line-break/><text:line-break/>因此，各位得弄清楚一點就是文章的意思，我們並不是真的要討論這些小丑與騙子，而只是要表達一種不可思議感，一種訝異，為何連這樣低級低能的一堆小癟三卻居然也會有人崇拜。 <text:line-break/><text:line-break/>再者，在數學課堂上，當我們說蘋果一斤五元，香蕉一斤兩元，各買八斤一共多少錢時，我們是在講一種算數，而不是說我們真的在乎香蕉蘋果的價錢。同理，當我們提起小癟三的種種，目的當然不是為了關注他們，而只是想說我們究竟如何認識人事物。 <text:line-break/><text:line-break/>我常納悶一種極限問題，比方說，到底人渣黨是要齷齪腐爛到何種程度，然後你才願意拋棄對它的支持？我昨天半夜煮了一碗泡麵，自己加了個蛋，但我發現那顆蛋整個散開來，有點異味，但我不是很確定。 <text:line-break/><text:line-break/>一般來說，我還是會把 "疑似臭雞蛋" 吃下去，不想浪費食物。但是，當一顆疑似臭雞蛋很明顯已經不是 "疑似"，而是 "就是" 臭雞蛋時，我當然還是會把它丟掉。 <text:line-break/><text:line-break/>但昨晚那顆疑似蛋，我一口又一口地嚐，想確認它到底是否真的發臭，結果，當我幾乎快把整顆蛋都吃完時，都還無法確定它是否臭掉。這就是一種極限或界線問題，到底是要跨過哪條界線，我才會願意忍痛把蛋丟掉？ <text:line-break/><text:line-break/>這條界線的存在是極其重要的，因為那意味著一切改變的潛在可能性。因此我很納悶，在人們心目中，對於人事物的是非善惡認定，究竟有沒有這樣一條界線的存在？老實說，我發現特別是綠營的腦殘人士們，這條線是不存在的。 <text:line-break/><text:line-break/>也就是說，即便人渣黨或其同路人例如柯文哲等等再怎麼扯濫污，再怎麼無恥下流，支持者依舊永遠真心相挺。這似乎就是腦殘人士的一個基本特徵，亦即在整個大風向改變之前，他們絕對效忠於其所支持的對象，不管他如何卑鄙齷齪與荒唐。 <text:line-break/><text:line-break/>人渣黨就不用說了，比方說柯文哲與郭台銘，爛到這種地步，居然還有人支持，居然還有人相信什麼 "白色的力量"，實在很不可思議。我沒法理解這種心靈或大腦。 <text:line-break/><text:line-break/>柯文哲根本不是什麼 228的受難者家屬。如果他是，那麼全台灣兩千三百萬人都是。他也根本不是什麼白色，我根本不知道白色究竟是意味著什麼？意味著一種投機的顏色？意味著變色龍，見人說人話，見鬼說鬼話嗎？ <text:line-break/><text:line-break/>當一個人的各種言行齷齪卑劣到極點時，他就早已不該是 "疑似" 臭雞蛋，而是應該立即丟到垃圾桶的 "壞蛋"。但是，這樣一條界線，卻似乎不存在許多腦殘人士的心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